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5];0)" office:value-type="float" office:value="31">
            <text:p>31</text:p>
          </table:table-cell>
          <table:table-cell table:formula="oooc:=[.K2]/[.K10]" office:value-type="percentage" office:value="0.213793103448276">
            <text:p>21,4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13">
            <text:p>113</text:p>
          </table:table-cell>
          <table:table-cell table:formula="oooc:=[.K3]/[.K10]" office:value-type="percentage" office:value="0.779310344827586">
            <text:p>77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5];1)" office:value-type="float" office:value="26">
            <text:p>26</text:p>
          </table:table-cell>
          <table:table-cell table:formula="oooc:=[.K5]/[.K10]" office:value-type="percentage" office:value="0.179310344827586">
            <text:p>17,9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5];2)" office:value-type="float" office:value="18">
            <text:p>18</text:p>
          </table:table-cell>
          <table:table-cell table:style-name="ce15" table:formula="oooc:=[.K6]/[.K10]" office:value-type="percentage" office:value="0.124137931034483">
            <text:p>12,4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5];3)" office:value-type="float" office:value="69">
            <text:p>69</text:p>
          </table:table-cell>
          <table:table-cell table:style-name="ce15" table:formula="oooc:=([.K7]/[.K10])" office:value-type="percentage" office:value="0.475862068965517">
            <text:p>47,6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5])" office:value-type="float" office:value="54">
            <text:p>54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5">
            <text:p>145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2">02/02/2007</text:date>, <text:time>01.16.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2T01:16:45</dc:date>
    <dc:language>it-IT</dc:language>
    <meta:editing-cycles>89</meta:editing-cycles>
    <meta:editing-duration>P2DT19H12M15S</meta:editing-duration>
    <meta:user-defined meta:name="Info 1"/>
    <meta:user-defined meta:name="Info 2"/>
    <meta:user-defined meta:name="Info 3"/>
    <meta:user-defined meta:name="Info 4"/>
    <meta:document-statistic meta:table-count="3" meta:cell-count="785"/>
  </office:meta>
</office:document-meta>
</file>